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68e"/>
    </style:style>
    <style:style style:name="P2" style:family="paragraph" style:parent-style-name="Standard">
      <style:text-properties officeooo:rsid="0010968e" officeooo:paragraph-rsid="001096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epartment of Translation, Communication and Technology has been founded in 2020. </text:p>
      <text:p text:style-name="P1"/>
      <text:p text:style-name="P2">We try to develop understanding of </text:p>
      <text:p text:style-name="P1"/>
      <text:p text:style-name="P1"/>
      <text:p text:style-name="P1"/>
      <text:p text:style-name="P1"><text:s/>with an aim to develop understanding of the technological impact on translation process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9T19:21:39.110491827</meta:creation-date>
    <meta:generator>LibreOffice/7.0.2.2$MacOSX_X86_64 LibreOffice_project/8349ace3c3162073abd90d81fd06dcfb6b36b994</meta:generator>
    <dc:date>2020-10-19T19:23:11.212134575</dc:date>
    <meta:editing-duration>PT1M32S</meta:editing-duration>
    <meta:editing-cycles>1</meta:editing-cycles>
    <meta:document-statistic meta:table-count="0" meta:image-count="0" meta:object-count="0" meta:page-count="1" meta:paragraph-count="3" meta:word-count="31" meta:character-count="210" meta:non-whitespace-character-count="179"/>
  </office:meta>
</office:document-meta>
</file>